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76cm"/>
    </style:style>
    <style:style style:name="co4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12 Finger Dan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18 Karat</text:p>
          </table:table-cell>
          <table:table-cell office:value-type="string">
            <text:p>Dortmun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3Plusss</text:p>
          </table:table-cell>
          <table:table-cell office:value-type="string">
            <text:p>Es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4tune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7inch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broo</text:p>
          </table:table-cell>
          <table:table-cell office:value-type="string">
            <text:p>Halle (Saale)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bsztrakkt</text:p>
          </table:table-cell>
          <table:table-cell office:value-type="string">
            <text:p>Lüdenschei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chtVier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frob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hzumjot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l Gear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lbino</text:p>
          </table:table-cell>
          <table:table-cell office:value-type="string">
            <text:p>Lübeck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lexis Troy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li As</text:p>
          </table:table-cell>
          <table:table-cell office:value-type="string">
            <text:p>Mün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li Bumay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lligatoah</text:p>
          </table:table-cell>
          <table:table-cell office:value-type="string">
            <text:p>Langen bei Bremerhav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lpa Gun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mewu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nimus</text:p>
          </table:table-cell>
          <table:table-cell office:value-type="string">
            <text:p>Heidel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udio88</text:p>
          </table:table-cell>
          <table:table-cell office:value-type="string">
            <text:p>Leverku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zad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zra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-Lash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-Tigh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acapon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ass Sultan Hengz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attleBoi Basti</text:p>
          </table:table-cell>
          <table:table-cell office:value-type="string">
            <text:p>Eberswald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eatbox Eliot</text:p>
          </table:table-cell>
          <table:table-cell office:value-type="string">
            <text:p>Mün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eatzarr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ektas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Beneluex</text:p>
          </table:table-cell>
          <table:table-cell office:value-type="string">
            <text:p>Cell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ero Bass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ig Derril Mack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iztram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izzy Montana</text:p>
          </table:table-cell>
          <table:table-cell office:value-type="string">
            <text:p>Müllheim (Baden)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lokkmonsta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lumio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lut &amp; Kasse</text:p>
          </table:table-cell>
          <table:table-cell office:value-type="string">
            <text:p>Würz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o Flower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oba Fett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onez MC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osca</text:p>
          </table:table-cell>
          <table:table-cell office:value-type="string">
            <text:p>Wiesbad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oss Aro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oulevard Bou</text:p>
          </table:table-cell>
          <table:table-cell office:value-type="string">
            <text:p>Heidel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oz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ruda Sven</text:p>
          </table:table-cell>
          <table:table-cell office:value-type="string">
            <text:p>Stadtallen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TNG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ürger Lars Dietrich</text:p>
          </table:table-cell>
          <table:table-cell office:value-type="string">
            <text:p>Potsda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ushido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pital Bra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pkekz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po</text:p>
          </table:table-cell>
          <table:table-cell office:value-type="string">
            <text:p>Offenbac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ppuccino</text:p>
          </table:table-cell>
          <table:table-cell office:value-type="string">
            <text:p>Braunschwei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ptain Gips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put</text:p>
          </table:table-cell>
          <table:table-cell office:value-type="string">
            <text:p>Iserloh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shisclay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shMo</text:p>
          </table:table-cell>
          <table:table-cell office:value-type="string">
            <text:p>Stol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sper</text:p>
          </table:table-cell>
          <table:table-cell office:value-type="string">
            <text:p>Bielefel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asper Hight</text:p>
          </table:table-cell>
          <table:table-cell office:value-type="string">
            <text:p>Dessau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haoze One</text:p>
          </table:table-cell>
          <table:table-cell office:value-type="string">
            <text:p>Mannhei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harnell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hefket</text:p>
          </table:table-cell>
          <table:table-cell office:value-type="string">
            <text:p>Heidenheim an der Brenz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hima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lueso</text:p>
          </table:table-cell>
          <table:table-cell office:value-type="string">
            <text:p>Es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olos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ora E.</text:p>
          </table:table-cell>
          <table:table-cell office:value-type="string">
            <text:p>Kiel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orus 86</text:p>
          </table:table-cell>
          <table:table-cell office:value-type="string">
            <text:p>Braunschwei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r7z</text:p>
          </table:table-cell>
          <table:table-cell office:value-type="string">
            <text:p>Rosenhei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redibil</text:p>
          </table:table-cell>
          <table:table-cell office:value-type="string">
            <text:p>Mar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ro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ronite</text:p>
          </table:table-cell>
          <table:table-cell office:value-type="string">
            <text:p>Nürn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rystal F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urse</text:p>
          </table:table-cell>
          <table:table-cell office:value-type="string">
            <text:p>Mind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-Bo</text:p>
          </table:table-cell>
          <table:table-cell office:value-type="string">
            <text:p>Northei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-Flame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-Iri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amion Davis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anju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anny Fresh</text:p>
          </table:table-cell>
          <table:table-cell office:value-type="string">
            <text:p>Mannhei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as Bo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avid Asphal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CVDNS</text:p>
          </table:table-cell>
          <table:table-cell office:value-type="string">
            <text:p>St. Ingbe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ean Dawson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endemann</text:p>
          </table:table-cell>
          <table:table-cell office:value-type="string">
            <text:p>Mend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enyo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er Asiate</text:p>
          </table:table-cell>
          <table:table-cell office:value-type="string">
            <text:p>Sohland an der Spre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er Wolf</text:p>
          </table:table-cell>
          <table:table-cell office:value-type="string">
            <text:p>Lüdinghau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eso Dogg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exter</text:p>
          </table:table-cell>
          <table:table-cell office:value-type="string">
            <text:p>Heilbron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isarstar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issziplin</text:p>
          </table:table-cell>
          <table:table-cell office:value-type="string">
            <text:p>Cottbu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Desu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Dynamite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Ilan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Koze</text:p>
          </table:table-cell>
          <table:table-cell office:value-type="string">
            <text:p>Flens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Mike MD</text:p>
          </table:table-cell>
          <table:table-cell office:value-type="string">
            <text:p>Ill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Mirko Machine</text:p>
          </table:table-cell>
          <table:table-cell office:value-type="string">
            <text:p>Cell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Polique</text:p>
          </table:table-cell>
          <table:table-cell office:value-type="string">
            <text:p>Zirn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Reckless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Smoove</text:p>
          </table:table-cell>
          <table:table-cell office:value-type="string">
            <text:p>Bam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Stylewarz</text:p>
          </table:table-cell>
          <table:table-cell office:value-type="string">
            <text:p>Bremerhav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 Thomilla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jorkaeff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oppel-U</text:p>
          </table:table-cell>
          <table:table-cell office:value-type="string">
            <text:p>Jena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r. Knarf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ra-Q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u Maroc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bow</text:p>
          </table:table-cell>
          <table:table-cell office:value-type="string">
            <text:p>Mün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dgar Wasser</text:p>
          </table:table-cell>
          <table:table-cell office:value-type="string">
            <text:p>Mün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ko Fresh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ntetainment</text:p>
          </table:table-cell>
          <table:table-cell office:value-type="string">
            <text:p>Bremerhav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rrdeka</text:p>
          </table:table-cell>
          <table:table-cell office:value-type="string">
            <text:p>Augs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SMaticx</text:p>
          </table:table-cell>
          <table:table-cell office:value-type="string">
            <text:p>Attendor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stA</text:p>
          </table:table-cell>
          <table:table-cell office:value-type="string">
            <text:p>Saarbrück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Estikay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.R.</text:p>
          </table:table-cell>
          <table:table-cell office:value-type="string">
            <text:p>Braunschwei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ader Gladiator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alk Schacht</text:p>
          </table:table-cell>
          <table:table-cell office:value-type="string">
            <text:p>Hannover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ard</text:p>
          </table:table-cell>
          <table:table-cell office:value-type="string">
            <text:p>Gladbeck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argo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arid Bang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atoni</text:p>
          </table:table-cell>
          <table:table-cell office:value-type="string">
            <text:p>Mün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avourite</text:p>
          </table:table-cell>
          <table:table-cell office:value-type="string">
            <text:p>Es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erris MC</text:p>
          </table:table-cell>
          <table:table-cell office:value-type="string">
            <text:p>Neuwie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igub Brazlevic</text:p>
          </table:table-cell>
          <table:table-cell office:value-type="string">
            <text:p>Tuttlingen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Fines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iva</text:p>
          </table:table-cell>
          <table:table-cell office:value-type="string">
            <text:p>Mün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ler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lowinImmO</text:p>
          </table:table-cell>
          <table:table-cell office:value-type="string">
            <text:p>Brem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ranky Kubrick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rauenarz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-Ho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alla</text:p>
          </table:table-cell>
          <table:table-cell office:value-type="string">
            <text:p>Bochu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ary Washington</text:p>
          </table:table-cell>
          <table:table-cell office:value-type="string">
            <text:p>Werthei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ee Futuristic</text:p>
          </table:table-cell>
          <table:table-cell office:value-type="string">
            <text:p>Sögel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erm</text:p>
          </table:table-cell>
          <table:table-cell office:value-type="string">
            <text:p>Groß-Umstad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ozpel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recko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rim104</text:p>
          </table:table-cell>
          <table:table-cell office:value-type="string">
            <text:p>Meerbusc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Gzuz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aftbefehl</text:p>
          </table:table-cell>
          <table:table-cell office:value-type="string">
            <text:p>Offenbac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aiyti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anybal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arris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aze</text:p>
          </table:table-cell>
          <table:table-cell office:value-type="string">
            <text:p>Karlsruh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erzog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ollywood Hank</text:p>
          </table:table-cell>
          <table:table-cell office:value-type="string">
            <text:p>Oderwitz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ubert Daviz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Hustensaft Jüngling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Illmatic</text:p>
          </table:table-cell>
          <table:table-cell office:value-type="string">
            <text:p>Bad Pyrmon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Illo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Italo Reno</text:p>
          </table:table-cell>
          <table:table-cell office:value-type="string">
            <text:p>Mind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ack Orsen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alil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an Delay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ankOn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AW</text:p>
          </table:table-cell>
          <table:table-cell office:value-type="string">
            <text:p>Frei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ayJay</text:p>
          </table:table-cell>
          <table:table-cell office:value-type="string">
            <text:p>Neus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aysus</text:p>
          </table:table-cell>
          <table:table-cell office:value-type="string">
            <text:p>Friedrichshaf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ephza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eyz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izz Fizz</text:p>
          </table:table-cell>
          <table:table-cell office:value-type="string">
            <text:p>Mün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oe Rilla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ohnny Mauser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ohnny Rakete</text:p>
          </table:table-cell>
          <table:table-cell office:value-type="string">
            <text:p>Fürt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okA</text:p>
          </table:table-cell>
          <table:table-cell office:value-type="string">
            <text:p>Brem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onesmann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oy Denalan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oznez</text:p>
          </table:table-cell>
          <table:table-cell office:value-type="string">
            <text:p>Villingen-Schwenn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use Ju</text:p>
          </table:table-cell>
          <table:table-cell office:value-type="string">
            <text:p>Kirchheim unter Teck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Justus Jonas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aas</text:p>
          </table:table-cell>
          <table:table-cell office:value-type="string">
            <text:p>Reutl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aisa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alim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alusha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arate Andi</text:p>
          </table:table-cell>
          <table:table-cell office:value-type="string">
            <text:p>Gött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ay One</text:p>
          </table:table-cell>
          <table:table-cell office:value-type="string">
            <text:p>Ravens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ayef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C Rebell</text:p>
          </table:table-cell>
          <table:table-cell office:value-type="string">
            <text:p>Es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D-Beatz</text:p>
          </table:table-cell>
          <table:table-cell office:value-type="string">
            <text:p>Villingen-Schwenn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eyza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ianush</text:p>
          </table:table-cell>
          <table:table-cell office:value-type="string">
            <text:p>Münster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illa Hakan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inG Eazy</text:p>
          </table:table-cell>
          <table:table-cell office:value-type="string">
            <text:p>Lüne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ing Orgasmus On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itty Ka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odimey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ollegah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önig Boris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önig Quasi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Kong</text:p>
          </table:table-cell>
          <table:table-cell office:value-type="string">
            <text:p>Bernau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ontra K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ool Savas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oree</text:p>
          </table:table-cell>
          <table:table-cell office:value-type="string">
            <text:p>Dür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urdo</text:p>
          </table:table-cell>
          <table:table-cell office:value-type="string">
            <text:p>Heidel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aas Unltd.</text:p>
          </table:table-cell>
          <table:table-cell office:value-type="string">
            <text:p>Güterslo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ady Bitch Ray</text:p>
          </table:table-cell>
          <table:table-cell office:value-type="string">
            <text:p>Brem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akman One</text:p>
          </table:table-cell>
          <table:table-cell office:value-type="string">
            <text:p>Witt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ance Butters</text:p>
          </table:table-cell>
          <table:table-cell office:value-type="string">
            <text:p>Ul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e Firs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Goony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isi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ucry</text:p>
          </table:table-cell>
          <table:table-cell office:value-type="string">
            <text:p>Landshu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umaraa</text:p>
          </table:table-cell>
          <table:table-cell office:value-type="string">
            <text:p>Landshu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LX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.I.K.I</text:p>
          </table:table-cell>
          <table:table-cell office:value-type="string">
            <text:p>Hern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ch On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ädness</text:p>
          </table:table-cell>
          <table:table-cell office:value-type="string">
            <text:p>Darmstad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eckes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joe</text:p>
          </table:table-cell>
          <table:table-cell office:value-type="string">
            <text:p>Duis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nny Marc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nuellsen</text:p>
          </table:table-cell>
          <table:table-cell office:value-type="string">
            <text:p>Mülheim an der Ruhr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rc Hyp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rteria</text:p>
          </table:table-cell>
          <table:table-cell office:value-type="string">
            <text:p>Rostock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Marz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ssiv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x Herre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axwell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C Basstard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C Bilal</text:p>
          </table:table-cell>
          <table:table-cell office:value-type="string">
            <text:p>Gladbeck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C Bogy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C Fitti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C Rene</text:p>
          </table:table-cell>
          <table:table-cell office:value-type="string">
            <text:p>Braunschwei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C Spontan</text:p>
          </table:table-cell>
          <table:table-cell office:value-type="string">
            <text:p>Gelsenkir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egaloh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elbeatz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eller</text:p>
          </table:table-cell>
          <table:table-cell office:value-type="string">
            <text:p>Bochu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ellow Mark</text:p>
          </table:table-cell>
          <table:table-cell office:value-type="string">
            <text:p>Reutl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etrickz</text:p>
          </table:table-cell>
          <table:table-cell office:value-type="string">
            <text:p>Ibbenbür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eyah Don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iami Yacine</text:p>
          </table:table-cell>
          <table:table-cell office:value-type="string">
            <text:p>Dortmun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ichi Beck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ike Fiction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issyna</text:p>
          </table:table-cell>
          <table:table-cell office:value-type="string">
            <text:p>L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izbeatz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o-Torres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oe Mitchell</text:p>
          </table:table-cell>
          <table:table-cell office:value-type="string">
            <text:p>Bremerhav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OK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ontanaMax</text:p>
          </table:table-cell>
          <table:table-cell office:value-type="string">
            <text:p>Brem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opz Wanted</text:p>
          </table:table-cell>
          <table:table-cell office:value-type="string">
            <text:p>Sauerlan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orlockk Dilemma</text:p>
          </table:table-cell>
          <table:table-cell office:value-type="string">
            <text:p>Leipzi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ortis</text:p>
          </table:table-cell>
          <table:table-cell office:value-type="string">
            <text:p>Bad Langensalza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oses Pelham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osh36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r. Long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Mr. Schnabel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ate57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eo Uneleashed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esti</text:p>
          </table:table-cell>
          <table:table-cell office:value-type="string">
            <text:p>Goc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ico Suave</text:p>
          </table:table-cell>
          <table:table-cell office:value-type="string">
            <text:p>Mend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icon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imo</text:p>
          </table:table-cell>
          <table:table-cell office:value-type="string">
            <text:p>Karlsruh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MZS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Nyze</text:p>
          </table:table-cell>
          <table:table-cell office:value-type="string">
            <text:p>Saarbrück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Olli Banjo</text:p>
          </table:table-cell>
          <table:table-cell office:value-type="string">
            <text:p>Heidel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Olson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Onkel Zwieback</text:p>
          </table:table-cell>
          <table:table-cell office:value-type="string">
            <text:p>Bon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.R. Kantat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 Sports</text:p>
          </table:table-cell>
          <table:table-cell office:value-type="string">
            <text:p>Es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l One</text:p>
          </table:table-cell>
          <table:table-cell office:value-type="string">
            <text:p>Mannhei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t Cash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edaz</text:p>
          </table:table-cell>
          <table:table-cell office:value-type="string">
            <text:p>Es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erverz</text:p>
          </table:table-cell>
          <table:table-cell office:value-type="string">
            <text:p>Nürn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eter Fox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hillie MC</text:p>
          </table:table-cell>
          <table:table-cell office:value-type="string">
            <text:p>Stadtolden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illath</text:p>
          </table:table-cell>
          <table:table-cell office:value-type="string">
            <text:p>Gelsenkir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ilz</text:p>
          </table:table-cell>
          <table:table-cell office:value-type="string">
            <text:p>Lübeck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imf</text:p>
          </table:table-cell>
          <table:table-cell office:value-type="string">
            <text:p>Hofgeismar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itvalid</text:p>
          </table:table-cell>
          <table:table-cell office:value-type="string">
            <text:p>Villingen-Schwenn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lattenpapzt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layboy 51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lusmacher</text:p>
          </table:table-cell>
          <table:table-cell office:value-type="string">
            <text:p>Magde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rezident</text:p>
          </table:table-cell>
          <table:table-cell office:value-type="string">
            <text:p>Wuppertal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rinz Pi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rodycem</text:p>
          </table:table-cell>
          <table:table-cell office:value-type="string">
            <text:p>Neus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unch Arogunz</text:p>
          </table:table-cell>
          <table:table-cell office:value-type="string">
            <text:p>Hohenkir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yranja</text:p>
          </table:table-cell>
          <table:table-cell office:value-type="string">
            <text:p>Rostock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Quichotte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ako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aptile</text:p>
          </table:table-cell>
          <table:table-cell office:value-type="string">
            <text:p>Mün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ec-Z</text:p>
          </table:table-cell>
          <table:table-cell office:value-type="string">
            <text:p>Neustadt am Rübenberg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eece</text:p>
          </table:table-cell>
          <table:table-cell office:value-type="string">
            <text:p>Dortmun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evilo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hymin Simon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IN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Rino Mandingo</text:p>
          </table:table-cell>
          <table:table-cell office:value-type="string">
            <text:p>Teltow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ockstah</text:p>
          </table:table-cell>
          <table:table-cell office:value-type="string">
            <text:p>Rodgau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oey Marquis II.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omano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abrina Setlur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adi Gent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ady K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aid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amy Deluxe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chwartz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entino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eparate</text:p>
          </table:table-cell>
          <table:table-cell office:value-type="string">
            <text:p>Mainz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era Final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erk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a-Karl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iml</text:p>
          </table:table-cell>
          <table:table-cell office:value-type="string">
            <text:p>Brem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immyMC</text:p>
          </table:table-cell>
          <table:table-cell office:value-type="string">
            <text:p>Regens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indy</text:p>
          </table:table-cell>
          <table:table-cell office:value-type="string">
            <text:p>Bietigheim-Biss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uko</text:p>
          </table:table-cell>
          <table:table-cell office:value-type="string">
            <text:p>Mainz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ickless</text:p>
          </table:table-cell>
          <table:table-cell office:value-type="string">
            <text:p>Stuttgar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ido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illa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inan-G</text:p>
          </table:table-cell>
          <table:table-cell office:value-type="string">
            <text:p>Es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kinny Al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leepwalker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moky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mudo</text:p>
          </table:table-cell>
          <table:table-cell office:value-type="string">
            <text:p>Offenbac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naga</text:p>
          </table:table-cell>
          <table:table-cell office:value-type="string">
            <text:p>Gladbeck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ooke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pax</text:p>
          </table:table-cell>
          <table:table-cell office:value-type="string">
            <text:p>Rhein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prachtot</text:p>
          </table:table-cell>
          <table:table-cell office:value-type="string">
            <text:p>Mannhei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SIO</text:p>
          </table:table-cell>
          <table:table-cell office:value-type="string">
            <text:p>Bon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udden</text:p>
          </table:table-cell>
          <table:table-cell office:value-type="string">
            <text:p>Salzgitter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uff Daddy</text:p>
          </table:table-cell>
          <table:table-cell office:value-type="string">
            <text:p>Düsseldorf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ummer Cem</text:p>
          </table:table-cell>
          <table:table-cell office:value-type="string">
            <text:p>Mönchengladbac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wiss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aichi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akt32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aktloss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amas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eesy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elly Tellz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homas D</text:p>
          </table:table-cell>
          <table:table-cell office:value-type="string">
            <text:p>Ditz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imeless</text:p>
          </table:table-cell>
          <table:table-cell office:value-type="string">
            <text:p>Köl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imi Hendrix</text:p>
          </table:table-cell>
          <table:table-cell office:value-type="string">
            <text:p>Bielefel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one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oni Cottura</text:p>
          </table:table-cell>
          <table:table-cell office:value-type="string">
            <text:p>Ham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oni-L</text:p>
          </table:table-cell>
          <table:table-cell office:value-type="string">
            <text:p>Heidel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ony D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orch</text:p>
          </table:table-cell>
          <table:table-cell office:value-type="string">
            <text:p>Heidelbe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rooper Da Don</text:p>
          </table:table-cell>
          <table:table-cell office:value-type="string">
            <text:p>Lüneburg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ua</text:p>
          </table:table-cell>
          <table:table-cell office:value-type="string">
            <text:p>Reutl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urgay K</text:p>
          </table:table-cell>
          <table:table-cell office:value-type="string">
            <text:p>Neus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Ufo361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Umse</text:p>
          </table:table-cell>
          <table:table-cell office:value-type="string">
            <text:p>Rating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Valezka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Vega</text:p>
          </table:table-cell>
          <table:table-cell office:value-type="string">
            <text:p>Offenbach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Veysel</text:p>
          </table:table-cell>
          <table:table-cell office:value-type="string">
            <text:p>Ess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Visa Vie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Vito Vendetta</text:p>
          </table:table-cell>
          <table:table-cell office:value-type="string">
            <text:p>Frankfurt am Ma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Vokalmatador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Volkan T.</text:p>
          </table:table-cell>
          <table:table-cell office:value-type="string">
            <text:p>Tauberbischofshei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Weekend</text:p>
          </table:table-cell>
          <table:table-cell office:value-type="string">
            <text:p>Gelsenkirche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Yaneq</text:p>
          </table:table-cell>
          <table:table-cell office:value-type="string">
            <text:p>Bon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Yasha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Yassir</text:p>
          </table:table-cell>
          <table:table-cell office:value-type="string">
            <text:p>Rüsselsheim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Zwang</text:p>
          </table:table-cell>
          <table:table-cell office:value-type="string">
            <text:p>Berlin</text:p>
          </table:table-cell>
          <table:table-cell office:value-type="string">
            <text:p>x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e1.A2:Tabelle1.B3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27.06.2017</text:date>, <text:time>15:49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5:04:50.59</meta:creation-date>
    <dc:date>2017-06-27T15:49:14.01</dc:date>
    <meta:editing-duration>PT7H48M9S</meta:editing-duration>
    <meta:editing-cycles>5</meta:editing-cycles>
    <meta:generator>OpenOffice/4.1.3$Win32 OpenOffice.org_project/413m1$Build-9783</meta:generator>
    <meta:document-statistic meta:table-count="3" meta:cell-count="1059" meta:object-count="0"/>
  </office:meta>
</office:document-meta>
</file>